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91cm" svg:height="1.878cm" svg:x="4.392cm" svg:y="2.19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091cm" svg:height="1.878cm" svg:x="12.692cm" svg:y="2.19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91cm" svg:height="1.878cm" svg:x="21.492cm" svg:y="2.19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91cm" svg:height="1.878cm" svg:x="21.492cm" svg:y="6.79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91cm" svg:height="1.878cm" svg:x="12.692cm" svg:y="6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91cm" svg:height="1.878cm" svg:x="4.292cm" svg:y="6.80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92cm" svg:y1="3.136cm" svg:x2="6.483cm" svg:y2="3.135cm" draw:start-shape="id1" draw:start-glue-point="6" draw:end-shape="id2" draw:end-glue-point="10" svg:d="M12692 3136l-6209-1" svg:viewBox="0 0 6210 2">
          <text:p/>
        </draw:connector>
        <draw:connector draw:style-name="gr2" draw:text-style-name="P1" draw:layer="layout" draw:type="line" svg:x1="14.783cm" svg:y1="3.136cm" svg:x2="21.492cm" svg:y2="3.137cm" draw:start-shape="id1" draw:start-glue-point="10" draw:end-shape="id3" draw:end-glue-point="6" svg:d="M14783 3136l6709 1" svg:viewBox="0 0 6710 2">
          <text:p/>
        </draw:connector>
        <draw:connector draw:style-name="gr2" draw:text-style-name="P1" draw:layer="layout" draw:type="line" svg:x1="22.538cm" svg:y1="4.076cm" svg:x2="22.538cm" svg:y2="6.799cm" draw:start-shape="id3" draw:start-glue-point="8" draw:end-shape="id4" draw:end-glue-point="4" svg:d="M22538 4076v2723" svg:viewBox="0 0 1 2724">
          <text:p/>
        </draw:connector>
        <draw:connector draw:style-name="gr2" draw:text-style-name="P1" draw:layer="layout" draw:type="line" svg:x1="21.492cm" svg:y1="7.738cm" svg:x2="14.477cm" svg:y2="3.8cm" draw:start-shape="id4" draw:start-glue-point="6" draw:end-shape="id1" draw:end-glue-point="9" svg:d="M21492 7738l-7015-3938" svg:viewBox="0 0 7016 3939">
          <text:p/>
        </draw:connector>
        <draw:connector draw:style-name="gr2" draw:text-style-name="P1" draw:layer="layout" draw:type="line" svg:x1="13.738cm" svg:y1="6.8cm" svg:x2="13.738cm" svg:y2="4.075cm" draw:start-shape="id5" draw:start-glue-point="4" draw:end-shape="id1" draw:end-glue-point="8" svg:d="M13738 6800v-2725" svg:viewBox="0 0 1 2726">
          <text:p/>
        </draw:connector>
        <draw:connector draw:style-name="gr2" draw:text-style-name="P1" draw:layer="layout" draw:type="line" svg:x1="12.692cm" svg:y1="7.739cm" svg:x2="6.383cm" svg:y2="7.74cm" draw:start-shape="id5" draw:start-glue-point="6" draw:end-shape="id6" svg:d="M12692 7739l-6309 1" svg:viewBox="0 0 6310 2">
          <text:p/>
        </draw:connector>
        <draw:connector draw:style-name="gr2" draw:text-style-name="P1" draw:layer="layout" draw:type="line" svg:x1="12.998cm" svg:y1="3.8cm" svg:x2="6.077cm" svg:y2="7.076cm" draw:start-shape="id1" draw:start-glue-point="7" draw:end-shape="id6" draw:end-glue-point="11" svg:d="M12998 3800l-6921 3276" svg:viewBox="0 0 6922 3277">
          <text:p/>
        </draw:connector>
        <draw:connector draw:style-name="gr2" draw:text-style-name="P1" draw:layer="layout" draw:type="line" svg:x1="6.177cm" svg:y1="3.799cm" svg:x2="12.998cm" svg:y2="7.075cm" draw:start-shape="id2" draw:start-glue-point="9" draw:end-shape="id5" draw:end-glue-point="5" svg:d="M6177 3799l6821 3276" svg:viewBox="0 0 6822 3277">
          <text:p/>
        </draw:connector>
        <draw:connector draw:style-name="gr2" draw:text-style-name="P1" draw:layer="layout" draw:type="curve" svg:x1="6.077cm" svg:y1="8.404cm" svg:x2="21.798cm" svg:y2="8.402cm" draw:start-shape="id6" draw:start-glue-point="9" draw:end-shape="id4" draw:end-glue-point="7" svg:d="M6077 8404c0 1165 15721 1166 15721-2" svg:viewBox="0 0 15722 877">
          <text:p/>
        </draw:connector>
        <draw:custom-shape draw:style-name="gr1" draw:text-style-name="P1" draw:layer="layout" svg:width="1.422cm" svg:height="1.422cm" svg:x="3.784cm" svg:y="12.509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4.154cm" svg:y="11.536cm">
          <draw:text-box>
            <text:p>1</text:p>
          </draw:text-box>
        </draw:frame>
        <draw:custom-shape draw:style-name="gr1" draw:text-style-name="P1" draw:layer="layout" svg:width="1.422cm" svg:height="1.422cm" svg:x="5.184cm" svg:y="12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5.554cm" svg:y="11.537cm">
          <draw:text-box>
            <text:p>2</text:p>
          </draw:text-box>
        </draw:frame>
        <draw:custom-shape draw:style-name="gr1" draw:text-style-name="P1" draw:layer="layout" svg:width="1.422cm" svg:height="1.422cm" svg:x="6.584cm" svg:y="12.5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6.954cm" svg:y="11.538cm">
          <draw:text-box>
            <text:p>3</text:p>
          </draw:text-box>
        </draw:frame>
        <draw:custom-shape draw:style-name="gr1" draw:text-style-name="P1" draw:layer="layout" svg:width="1.422cm" svg:height="1.422cm" svg:x="7.984cm" svg:y="12.51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8.354cm" svg:y="11.539cm">
          <draw:text-box>
            <text:p>4</text:p>
          </draw:text-box>
        </draw:frame>
        <draw:custom-shape draw:style-name="gr1" draw:text-style-name="P1" draw:layer="layout" svg:width="1.422cm" svg:height="1.422cm" svg:x="9.384cm" svg:y="12.513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9.754cm" svg:y="11.54cm">
          <draw:text-box>
            <text:p>5</text:p>
          </draw:text-box>
        </draw:frame>
        <draw:custom-shape draw:style-name="gr1" draw:text-style-name="P1" draw:layer="layout" svg:width="1.422cm" svg:height="1.422cm" svg:x="10.784cm" svg:y="12.51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11.154cm" svg:y="11.541cm">
          <draw:text-box>
            <text:p>6</text:p>
          </draw:text-box>
        </draw:frame>
        <draw:frame draw:style-name="gr3" draw:layer="layout" svg:width="0.853cm" svg:height="0.962cm" svg:x="2.955cm" svg:y="12.736cm">
          <draw:text-box>
            <text:p>1</text:p>
          </draw:text-box>
        </draw:frame>
        <draw:custom-shape draw:style-name="gr1" draw:text-style-name="P1" draw:layer="layout" svg:width="1.422cm" svg:height="1.422cm" svg:x="3.785cm" svg:y="13.9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5cm" svg:y="13.9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5cm" svg:y="13.91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5cm" svg:y="13.9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9.385cm" svg:y="13.9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5cm" svg:y="13.91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956cm" svg:y="14.137cm">
          <draw:text-box>
            <text:p>2</text:p>
          </draw:text-box>
        </draw:frame>
        <draw:custom-shape draw:style-name="gr1" draw:text-style-name="P1" draw:layer="layout" svg:width="1.422cm" svg:height="1.422cm" svg:x="3.786cm" svg:y="15.3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6cm" svg:y="15.3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6cm" svg:y="15.3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6cm" svg:y="15.3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9.386cm" svg:y="15.3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6cm" svg:y="15.316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957cm" svg:y="15.538cm">
          <draw:text-box>
            <text:p>3</text:p>
          </draw:text-box>
        </draw:frame>
        <draw:custom-shape draw:style-name="gr1" draw:text-style-name="P1" draw:layer="layout" svg:width="1.422cm" svg:height="1.422cm" svg:x="3.787cm" svg:y="16.7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7cm" svg:y="16.7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7cm" svg:y="1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7cm" svg:y="1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9.387cm" svg:y="16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7cm" svg:y="16.717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958cm" svg:y="16.939cm">
          <draw:text-box>
            <text:p>4</text:p>
          </draw:text-box>
        </draw:frame>
        <draw:custom-shape draw:style-name="gr1" draw:text-style-name="P1" draw:layer="layout" svg:width="1.422cm" svg:height="1.422cm" svg:x="3.788cm" svg:y="18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8cm" svg:y="18.11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8cm" svg:y="18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8cm" svg:y="18.1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9.388cm" svg:y="18.1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8cm" svg:y="18.1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959cm" svg:y="18.34cm">
          <draw:text-box>
            <text:p>5</text:p>
          </draw:text-box>
        </draw:frame>
        <draw:custom-shape draw:style-name="gr1" draw:text-style-name="P1" draw:layer="layout" svg:width="1.422cm" svg:height="1.422cm" svg:x="3.789cm" svg:y="19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9cm" svg:y="19.5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9cm" svg:y="19.5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9cm" svg:y="19.5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9.389cm" svg:y="19.5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9cm" svg:y="19.51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96cm" svg:y="19.741cm">
          <draw:text-box>
            <text:p>6</text:p>
          </draw:text-box>
        </draw:frame>
        <draw:g>
          <draw:custom-shape draw:style-name="gr1" draw:text-style-name="P1" draw:layer="layout" svg:width="1.422cm" svg:height="1.422cm" svg:x="16.085cm" svg:y="12.51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6.455cm" svg:y="11.537cm">
            <draw:text-box>
              <text:p>1</text:p>
            </draw:text-box>
          </draw:frame>
          <draw:custom-shape draw:style-name="gr1" draw:text-style-name="P1" draw:layer="layout" svg:width="1.422cm" svg:height="1.422cm" svg:x="17.485cm" svg:y="12.511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7.855cm" svg:y="11.538cm">
            <draw:text-box>
              <text:p>2</text:p>
            </draw:text-box>
          </draw:frame>
          <draw:custom-shape draw:style-name="gr1" draw:text-style-name="P1" draw:layer="layout" svg:width="1.422cm" svg:height="1.422cm" svg:x="18.885cm" svg:y="12.512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9.255cm" svg:y="11.539cm">
            <draw:text-box>
              <text:p>3</text:p>
            </draw:text-box>
          </draw:frame>
          <draw:custom-shape draw:style-name="gr1" draw:text-style-name="P1" draw:layer="layout" svg:width="1.422cm" svg:height="1.422cm" svg:x="20.285cm" svg:y="12.513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20.655cm" svg:y="11.54cm">
            <draw:text-box>
              <text:p>4</text:p>
            </draw:text-box>
          </draw:frame>
          <draw:custom-shape draw:style-name="gr1" draw:text-style-name="P1" draw:layer="layout" svg:width="1.422cm" svg:height="1.422cm" svg:x="21.685cm" svg:y="12.514cm">
            <text:p text:style-name="P1">1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22.055cm" svg:y="11.541cm">
            <draw:text-box>
              <text:p>5</text:p>
            </draw:text-box>
          </draw:frame>
          <draw:custom-shape draw:style-name="gr1" draw:text-style-name="P1" draw:layer="layout" svg:width="1.422cm" svg:height="1.422cm" svg:x="23.085cm" svg:y="12.515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23.455cm" svg:y="11.542cm">
            <draw:text-box>
              <text:p>6</text:p>
            </draw:text-box>
          </draw:frame>
          <draw:frame draw:style-name="gr3" draw:layer="layout" svg:width="0.853cm" svg:height="0.962cm" svg:x="15.256cm" svg:y="12.737cm">
            <draw:text-box>
              <text:p>1</text:p>
            </draw:text-box>
          </draw:frame>
          <draw:custom-shape draw:style-name="gr1" draw:text-style-name="P1" draw:layer="layout" svg:width="1.422cm" svg:height="1.422cm" svg:x="16.086cm" svg:y="13.91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7.486cm" svg:y="13.912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8.886cm" svg:y="13.91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0.286cm" svg:y="13.914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1.686cm" svg:y="13.91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3.086cm" svg:y="13.916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5.257cm" svg:y="14.138cm">
            <draw:text-box>
              <text:p>2</text:p>
            </draw:text-box>
          </draw:frame>
          <draw:custom-shape draw:style-name="gr1" draw:text-style-name="P1" draw:layer="layout" svg:width="1.422cm" svg:height="1.422cm" svg:x="16.087cm" svg:y="15.312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7.487cm" svg:y="15.31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8.887cm" svg:y="15.314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0.287cm" svg:y="15.31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1.687cm" svg:y="15.316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3.087cm" svg:y="15.317cm">
            <text:p text:style-name="P1">1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5.258cm" svg:y="15.539cm">
            <draw:text-box>
              <text:p>3</text:p>
            </draw:text-box>
          </draw:frame>
          <draw:custom-shape draw:style-name="gr1" draw:text-style-name="P1" draw:layer="layout" svg:width="1.422cm" svg:height="1.422cm" svg:x="16.088cm" svg:y="16.71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7.488cm" svg:y="16.714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8.888cm" svg:y="16.71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0.288cm" svg:y="16.716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1.688cm" svg:y="16.717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3.088cm" svg:y="16.718cm">
            <text:p text:style-name="P1">1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5.259cm" svg:y="16.94cm">
            <draw:text-box>
              <text:p>4</text:p>
            </draw:text-box>
          </draw:frame>
          <draw:custom-shape draw:style-name="gr1" draw:text-style-name="P1" draw:layer="layout" svg:width="1.422cm" svg:height="1.422cm" svg:x="16.089cm" svg:y="18.114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7.489cm" svg:y="18.11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8.889cm" svg:y="18.116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0.289cm" svg:y="18.11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1.689cm" svg:y="18.118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3.089cm" svg:y="18.119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5.26cm" svg:y="18.341cm">
            <draw:text-box>
              <text:p>5</text:p>
            </draw:text-box>
          </draw:frame>
          <draw:custom-shape draw:style-name="gr1" draw:text-style-name="P1" draw:layer="layout" svg:width="1.422cm" svg:height="1.422cm" svg:x="16.09cm" svg:y="19.51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7.49cm" svg:y="19.516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18.89cm" svg:y="19.51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0.29cm" svg:y="19.518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1.69cm" svg:y="19.519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2cm" svg:height="1.422cm" svg:x="23.09cm" svg:y="19.52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3" draw:layer="layout" svg:width="0.853cm" svg:height="0.962cm" svg:x="15.261cm" svg:y="19.742cm">
            <draw:text-box>
              <text:p>6</text:p>
            </draw:text-box>
          </draw:frame>
        </draw:g>
        <draw:frame draw:style-name="gr4" draw:text-style-name="P3" draw:layer="layout" svg:width="6.416cm" svg:height="1.119cm" svg:x="4.88cm" svg:y="10.364cm">
          <draw:text-box>
            <text:p text:style-name="P3"><text:span text:style-name="T2">Adjacency Matrix</text:span></text:p>
          </draw:text-box>
        </draw:frame>
        <draw:frame draw:style-name="gr4" draw:text-style-name="P3" draw:layer="layout" svg:width="6.412cm" svg:height="1.119cm" svg:x="17.18cm" svg:y="10.365cm">
          <draw:text-box>
            <text:p text:style-name="P3"><text:span text:style-name="T2">Minimal Dist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22:54:00.189553808</meta:creation-date>
    <dc:date>2016-05-15T00:19:37.571753879</dc:date>
    <dc:creator>elucterio </dc:creator>
    <meta:editing-duration>PT1H10M19S</meta:editing-duration>
    <meta:editing-cycles>15</meta:editing-cycles>
    <meta:generator>LibreOffice/4.2.8.2$Linux_X86_64 LibreOffice_project/420m0$Build-2</meta:generator>
    <meta:document-statistic meta:object-count="114"/>
  </office:meta>
</office:document-meta>
</file>